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bberGroupChatSend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bberGroupChatSender.process( MessageExchange message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bberGroupChatSend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bberGroupChatSender.getC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GroupChatSender.getRo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GroupChatSender.setRoom( String ro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GroupChatSender.setChat( GroupChat c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GroupChatSend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